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apDeserializer.parseMap( DefaultJSONParser parser , Map &lt; Object , Object &gt; map , Type keyType , Type valueType , Object fieldName )</text:p>
          </table:table-cell>
          <table:table-cell office:value-type="float" office:value="22">
            <text:p text:style-name="Table_20_Contents">22</text:p>
          </table:table-cell>
          <table:table-cell office:value-type="float" office:value="22">
            <text:p text:style-name="Table_20_Contents">22</text:p>
          </table:table-cell>
          <table:table-cell office:value-type="float" office:value="86">
            <text:p text:style-name="Table_20_Contents">86</text:p>
          </table:table-cell>
        </table:table-row>
        <table:table-row>
          <table:table-cell office:value-type="string">
            <text:p text:style-name="Table_20_Contents">MapDeserializer.parseMap( DefaultJSONParser parser , Map &lt; String , Object &gt; map , Type valueType , Object fieldName , int features )</text:p>
          </table:table-cell>
          <table:table-cell office:value-type="float" office:value="37">
            <text:p text:style-name="Table_20_Contents">37</text:p>
          </table:table-cell>
          <table:table-cell office:value-type="float" office:value="35">
            <text:p text:style-name="Table_20_Contents">35</text:p>
          </table:table-cell>
          <table:table-cell office:value-type="float" office:value="143">
            <text:p text:style-name="Table_20_Contents">143</text:p>
          </table:table-cell>
        </table:table-row>
        <table:table-row>
          <table:table-cell office:value-type="string">
            <text:p text:style-name="Table_20_Contents">MapDeserializer.parseMap( DefaultJSONParser parser , Map &lt; String , Object &gt; map , Type valueType , Object field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pDeserializer.getFastMatchToke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pDeserializer.deserialze( DefaultJSONParser parser , Type type , Object fieldName , String format , int features )</text:p>
          </table:table-cell>
          <table:table-cell office:value-type="float" office:value="7">
            <text:p text:style-name="Table_20_Contents">7</text:p>
          </table:table-cell>
          <table:table-cell office:value-type="float" office:value="7">
            <text:p text:style-name="Table_20_Contents">7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MapDeserializer.deserialze( DefaultJSONParser parser , Type type , Object fieldName , Map ma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pDeserializer.createMap( Type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pDeserializer.deserialze( DefaultJSONParser parser , Type type , Object fieldName , Map map , int feature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MapDeserializer.createMap( Type type , int featrues )</text:p>
          </table:table-cell>
          <table:table-cell office:value-type="float" office:value="19">
            <text:p text:style-name="Table_20_Contents">19</text:p>
          </table:table-cell>
          <table:table-cell office:value-type="float" office:value="14">
            <text:p text:style-name="Table_20_Contents">14</text:p>
          </table:table-cell>
          <table:table-cell office:value-type="float" office:value="49">
            <text:p text:style-name="Table_20_Contents">4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